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0.7508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2.5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ackground-color="#ffffcc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/>
      <style:text-properties style:text-position="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References</text:p>
          </table:table-cell>
          <table:table-cell table:style-name="ce1" office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<text:s text:c="11"/>100n</text:p>
          </table:table-cell>
          <table:table-cell office:value-type="float" office:value="6">
            <text:p>6</text:p>
          </table:table-cell>
          <table:table-cell office:value-type="string">
            <text:p><text:s text:c="4"/>SM0603_Capa</text:p>
          </table:table-cell>
          <table:table-cell office:value-type="string">
            <text:p>C1, C2, C4, C5, C7, C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11"/>120k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9"/>SM0603</text:p>
          </table:table-cell>
          <table:table-cell table:style-name="ce7" office:value-type="string">
            <text:p>R1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<text:s text:c="12"/>1k5</text:p>
          </table:table-cell>
          <table:table-cell office:value-type="float" office:value="1">
            <text:p>1</text:p>
          </table:table-cell>
          <table:table-cell office:value-type="string">
            <text:p><text:s text:c="9"/>SM0603</text:p>
          </table:table-cell>
          <table:table-cell office:value-type="string">
            <text:p>R11</text:p>
          </table:table-cell>
          <table:table-cell office:value-type="string">
            <text:p>Adjust for LED brightnes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1R8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<text:s text:c="9"/>SM1206</text:p>
          </table:table-cell>
          <table:table-cell table:style-name="ce7" office:value-type="string">
            <text:p>R6, R9, R10</text:p>
          </table:table-cell>
          <table:table-cell table:style-name="ce7" office:value-type="string">
            <text:p>Optionally <text:s/>“Mini-MELF”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1uF</text:p>
          </table:table-cell>
          <table:table-cell office:value-type="float" office:value="1">
            <text:p>1</text:p>
          </table:table-cell>
          <table:table-cell office:value-type="string">
            <text:p><text:s text:c="4"/>SM0603_Capa</text:p>
          </table:table-cell>
          <table:table-cell office:value-type="string">
            <text:p>C1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12"/>22R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<text:s text:c="9"/>SM0603</text:p>
          </table:table-cell>
          <table:table-cell table:style-name="ce7" office:value-type="string">
            <text:p>R3, R4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<text:s text:c="10"/>220µ</text:p>
          </table:table-cell>
          <table:table-cell office:value-type="float" office:value="1">
            <text:p>1</text:p>
          </table:table-cell>
          <table:table-cell office:value-type="string">
            <text:p><text:s/>c_elec_6.3x7.7</text:p>
          </table:table-cell>
          <table:table-cell office:value-type="string">
            <text:p>C3</text:p>
          </table:table-cell>
          <table:table-cell table:style-name="ce8" office:value-type="string">
            <text:p>105° 10V RS 725-821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22p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<text:s text:c="4"/>SM0603_Capa</text:p>
          </table:table-cell>
          <table:table-cell table:style-name="ce7" office:value-type="string">
            <text:p>C6, C9</text:p>
          </table:table-cell>
          <table:table-cell table:style-name="ce9" office:value-type="string">
            <text:p>ONLY required with X1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2K2</text:p>
          </table:table-cell>
          <table:table-cell office:value-type="float" office:value="3">
            <text:p>3</text:p>
          </table:table-cell>
          <table:table-cell office:value-type="string">
            <text:p><text:s text:c="9"/>SM0603</text:p>
          </table:table-cell>
          <table:table-cell office:value-type="string">
            <text:p>R5, R7, R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12"/>33k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9"/>SM0603</text:p>
          </table:table-cell>
          <table:table-cell table:style-name="ce7" office:value-type="string">
            <text:p>R2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<text:s text:c="5"/>ATMEGA32U2</text:p>
          </table:table-cell>
          <table:table-cell office:value-type="float" office:value="1">
            <text:p>1</text:p>
          </table:table-cell>
          <table:table-cell office:value-type="string">
            <text:p><text:s text:c="9"/>TQFP32</text:p>
          </table:table-cell>
          <table:table-cell office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6"/>AVR-ISP-6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6"/>AVR-ISP-6</text:p>
          </table:table-cell>
          <table:table-cell table:style-name="ce7" office:value-type="string">
            <text:p>CON1</text:p>
          </table:table-cell>
          <table:table-cell table:style-name="ce7" office:value-type="string">
            <text:p>Optional 3 x 2 x 2.54mm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6"/>BCX5616TA</text:p>
          </table:table-cell>
          <table:table-cell office:value-type="float" office:value="3">
            <text:p>3</text:p>
          </table:table-cell>
          <table:table-cell office:value-type="string">
            <text:p><text:s text:c="10"/>sot89</text:p>
          </table:table-cell>
          <table:table-cell office:value-type="string">
            <text:p>Q2, Q5, Q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5"/>CRYSTAL_4P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CRYSTAL_3.2x2.5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RS 753-7203 [option A] 16 MHz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CSTCE16M0V53-R0</text:p>
          </table:table-cell>
          <table:table-cell office:value-type="float" office:value="1">
            <text:p>1</text:p>
          </table:table-cell>
          <table:table-cell office:value-type="string">
            <text:p><text:s text:c="8"/>CER_OSC</text:p>
          </table:table-cell>
          <table:table-cell office:value-type="string">
            <text:p>X2</text:p>
          </table:table-cell>
          <table:table-cell office:value-type="string">
            <text:p>RS 624-1077 [option B] 16 MHz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3"/>IR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2"/>PIN_ARRAY_3X1</text:p>
          </table:table-cell>
          <table:table-cell table:style-name="ce7" office:value-type="string">
            <text:p>P16</text:p>
          </table:table-cell>
          <table:table-cell table:style-name="ce7" office:value-type="string">
            <text:p>* 25 x 1 x 2.54mm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1"/>LEDS</text:p>
          </table:table-cell>
          <table:table-cell office:value-type="float" office:value="1">
            <text:p>1</text:p>
          </table:table-cell>
          <table:table-cell office:value-type="string">
            <text:p><text:s text:c="2"/>PIN_ARRAY_4x1</text:p>
          </table:table-cell>
          <table:table-cell office:value-type="string">
            <text:p>P17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8"/>LEDS_ON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2"/>PIN_ARRAY_2X1</text:p>
          </table:table-cell>
          <table:table-cell table:style-name="ce7" office:value-type="string">
            <text:p>JP1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6"/>MMBT2222A</text:p>
          </table:table-cell>
          <table:table-cell office:value-type="float" office:value="3">
            <text:p>3</text:p>
          </table:table-cell>
          <table:table-cell office:value-type="string">
            <text:p><text:s text:c="7"/>SOT23EBC</text:p>
          </table:table-cell>
          <table:table-cell office:value-type="string">
            <text:p>Q1, Q3, Q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12"/>PB0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4"/>PIN_ARRAY_1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PB4</text:p>
          </table:table-cell>
          <table:table-cell office:value-type="float" office:value="1">
            <text:p>1</text:p>
          </table:table-cell>
          <table:table-cell office:value-type="string">
            <text:p><text:s text:c="4"/>PIN_ARRAY_1</text:p>
          </table:table-cell>
          <table:table-cell office:value-type="string">
            <text:p>P11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PB5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4"/>PIN_ARRAY_1</text:p>
          </table:table-cell>
          <table:table-cell table:style-name="ce7" office:value-type="string">
            <text:p>P12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PB6</text:p>
          </table:table-cell>
          <table:table-cell office:value-type="float" office:value="1">
            <text:p>1</text:p>
          </table:table-cell>
          <table:table-cell office:value-type="string">
            <text:p><text:s text:c="4"/>PIN_ARRAY_1</text:p>
          </table:table-cell>
          <table:table-cell office:value-type="string">
            <text:p>P13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PC7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4"/>PIN_ARRAY_1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PD0</text:p>
          </table:table-cell>
          <table:table-cell office:value-type="float" office:value="1">
            <text:p>1</text:p>
          </table:table-cell>
          <table:table-cell office:value-type="string">
            <text:p><text:s text:c="4"/>PIN_ARRAY_1</text:p>
          </table:table-cell>
          <table:table-cell office:value-type="string">
            <text:p>P2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PD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4"/>PIN_ARRAY_1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PD2</text:p>
          </table:table-cell>
          <table:table-cell office:value-type="float" office:value="1">
            <text:p>1</text:p>
          </table:table-cell>
          <table:table-cell office:value-type="string">
            <text:p><text:s text:c="4"/>PIN_ARRAY_1</text:p>
          </table:table-cell>
          <table:table-cell office:value-type="string">
            <text:p>P4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PD3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4"/>PIN_ARRAY_1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PD4</text:p>
          </table:table-cell>
          <table:table-cell office:value-type="float" office:value="1">
            <text:p>1</text:p>
          </table:table-cell>
          <table:table-cell office:value-type="string">
            <text:p><text:s text:c="4"/>PIN_ARRAY_1</text:p>
          </table:table-cell>
          <table:table-cell office:value-type="string">
            <text:p>P6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PD5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4"/>PIN_ARRAY_1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12"/>PD6</text:p>
          </table:table-cell>
          <table:table-cell office:value-type="float" office:value="1">
            <text:p>1</text:p>
          </table:table-cell>
          <table:table-cell office:value-type="string">
            <text:p><text:s text:c="4"/>PIN_ARRAY_1</text:p>
          </table:table-cell>
          <table:table-cell office:value-type="string">
            <text:p>P9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12"/>PD7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4"/>PIN_ARRAY_1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*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<text:s text:c="9"/>PWR IN</text:p>
          </table:table-cell>
          <table:table-cell office:value-type="float" office:value="1">
            <text:p>1</text:p>
          </table:table-cell>
          <table:table-cell office:value-type="string">
            <text:p><text:s text:c="2"/>PIN_ARRAY_2X1</text:p>
          </table:table-cell>
          <table:table-cell office:value-type="string">
            <text:p>P1</text:p>
          </table:table-cell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8"/>PWR_LED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<text:s text:c="7"/>LED-0603</text:p>
          </table:table-cell>
          <table:table-cell table:style-name="ce7" office:value-type="string">
            <text:p>D1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<text:s text:c="8"/>USB-B-S</text:p>
          </table:table-cell>
          <table:table-cell office:value-type="float" office:value="1">
            <text:p>1</text:p>
          </table:table-cell>
          <table:table-cell office:value-type="string">
            <text:p><text:s text:c="4"/>MICRO-B_USB</text:p>
          </table:table-cell>
          <table:table-cell office:value-type="string">
            <text:p>P15</text:p>
          </table:table-cell>
          <table:table-cell office:value-type="string">
            <text:p>RS 714-2344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362in" fo:margin-right="0.202in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3T22:02:01</dc:date>
    <meta:generator>LibreOffice/3.5$Linux_X86_64 LibreOffice_project/350m1$Build-413</meta:generator>
    <meta:print-date>2013-01-13T22:01:58</meta:print-date>
    <meta:editing-duration>P0D</meta:editing-duration>
    <meta:editing-cycles>1</meta:editing-cycles>
    <meta:document-statistic meta:table-count="1" meta:cell-count="170" meta:object-count="0"/>
  </office:meta>
</office:document-meta>
</file>